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"Stop right there—!"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"Road's closed up ahead—!"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"Huh? Didn't you hear? About the pillar of red
light that was sighted in the snowfields?"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"An investigation into what happened has
already been arranged. For now, please stay
back—!"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"You are...?"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"Did you get proper authorization from the
Commander?"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"No, no, no. Not the Commander of the
Chivalric Order. I meant the Commander of the
Self-Defense Union—."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"You aren't allowed through without the
permission of the Commander of the SDU—!"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"Oh, you don't know? Let me guess, did you
come from the Eastlands?"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"So basically, the Self-Defense Union are a
kind of policing organization, formed by and
for the Northlands—."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"We're separate force from the Chivalric Order,
who have jurisdiction of the Midlands and
everything south of there—."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"Simply put, I guess you could call us the
Chivalric Order of the north—."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"Commander's orders—."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"He could be busy suppressing monsters
over at 'Sub-Zero Cave'—."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"I'm sure he'll return to HQ when he's done—."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ppress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"Right after the light pillar incident, the
monsters in 'Sub-Zero Cave' east of town
started going wild—."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"The SDU's forces went to go and push back
the monster's forces before they could bring
harm to the townsfolk."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"I'm sure the Commander joined in, too—."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"ta-daaaa!" and settle things with a
decisive blow, like "ker-pooow"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"Sub-Zero
Cave"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"You can't come through if you don't have
authorization from the SDU Commander—!"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"The snowfields can come be hit with heavy
blizzards at any moment, so take care—!"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2T18:57:18+01:00</meta:creation-date>
    <dc:date>2019-11-22T18:5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